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eez-gui-icon.png" text:anchor-type="paragraph" svg:x="157mm" svg:y="0mm" svg:width="13mm" svg:height="9.35mm" draw:z-index="3">
                            <draw:image xlink:href="Pictures/100002010000036D0000027EEDA92E76.png" xlink:type="simple" xlink:show="embed" xlink:actuate="onLoad"/>
                        </draw:frame>
                        
                        Button</text:h>
                    <text:list>
                        <text:list-item>
                            <text:h text:style-name="Heading_20_2" text:outline-level="2">Description</text:h>
                        </text:list-item>
                    </text:list>
                </text:list-item>
            </text:list>

            <text:p text:style-name="Standard"><text:span>This Widget is used when an action needs to be performed via the GUI, clicking on it generates a </text:span><text:span text:style-name="backtick">CLICKED</text:span><text:span> event, which in this case is added to the list of event handlers by default. The widget has two states enabled and disabled, which is set via the </text:span><text:span text:style-name="backtick">Enabled</text:span><text:span> property. Each state has its own style, </text:span><text:span text:style-name="backtick">Default</text:span><text:span> style for the enabled state and </text:span><text:span text:style-name="backtick">Disabled</text:span><text:span> style for the disabled state.</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Label
                                                                        <text:s text:c="4"/>
                                                                        <text:span text:style-name="T2">EXPRESSION (any)</text:span>
                                                                    </text:h>
                                                                </text:list-item>
                                                            </text:list>
                                                        </text:list-item>
                                                    </text:list>
                                                </text:list-item>
                                            </text:list>
                                            <text:p text:style-name="Standard"><text:span>The text that will be displayed inside the button.</text:span></text:p><text:span> </text:span>
                                            <text:p text:style-name="Standard"/>,
                                            <text:list xml:id="list1065229068" text:continue-numbering="true"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text:span>If it is true, then the button is enabled, otherwise it will be eisabled.</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to be used for rendering if the Widget is enabled.</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Object</text:span>
                                                                    </text:h>
                                                                </text:list-item>
                                                            </text:list>
                                                        </text:list-item>
                                                    </text:list>
                                                </text:list-item>
                                            </text:list>
                                            <text:p text:style-name="Standard"><text:span>Style to be used for rendering if the Widget is disabl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